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-color="#fff200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P9" style:family="paragraph"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-color="#ed1c24"/>
      <style:paragraph-properties fo:text-align="center"/>
    </style:style>
    <style:style style:name="P14" style:family="paragraph">
      <loext:graphic-properties draw:fill-color="#ffff38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Idea General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3" draw:text-style-name="P5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6" draw:layer="layout" svg:width="1.679cm" svg:height="0.569cm" svg:x="11.103cm" svg:y="23.902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02cm" svg:y="24.001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02cm" svg:y="19.001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1" draw:text-style-name="P4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5.402cm" svg:y="7.701cm">
          <draw:text-box>
            <text:p><text:span text:style-name="T3">(dibujo 1)</text:span></text:p>
          </draw:text-box>
        </draw:frame>
        <draw:frame draw:style-name="gr3" draw:text-style-name="P5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7.4cm" svg:y="9.5cm">
          <draw:text-box>
            <text:p><text:span text:style-name="T3">(dibujo 2)</text:span></text:p>
          </draw:text-box>
        </draw:frame>
        <draw:frame draw:style-name="gr4" draw:text-style-name="P6" draw:layer="layout" svg:width="1.679cm" svg:height="0.569cm" svg:x="14.601cm" svg:y="19.301cm">
          <draw:text-box>
            <text:p><text:span text:style-name="T3">(dibujo 3)</text:span></text:p>
          </draw:text-box>
        </draw:frame>
        <draw:frame draw:style-name="gr3" draw:text-style-name="P5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5.902cm" svg:y="25.201cm">
          <draw:text-box>
            <text:p><text:span text:style-name="T3">(dibujo 4)</text:span></text:p>
          </draw:text-box>
        </draw:frame>
        <draw:custom-shape draw:style-name="gr12" draw:text-style-name="P14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5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3" draw:text-style-name="P4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4" draw:text-style-name="P16" draw:layer="layout" svg:width="11.637cm" svg:height="8.783cm" svg:x="1.2cm" svg:y="8.417cm">
          <draw:text-box>
            <text:p text:style-name="P15">Sus hijos serán como el, un tablero con una ficha.</text:p>
            <text:p text:style-name="P15">Pero no deben ser iguales, </text:p>
            <text:p text:style-name="P15">así que la ficha estará en otra posición.</text:p>
            <text:p text:style-name="P15"/>
            <text:p text:style-name="P15">Digamos que la ficha solo puede moverse una casilla en cada generación </text:p>
            <text:p text:style-name="P15">En cualquier dirección, pero solo una casilla.</text:p>
            <text:p/>
          </draw:text-box>
        </draw:frame>
        <draw:frame draw:style-name="gr4" draw:text-style-name="P6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6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6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6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5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5" draw:text-style-name="P4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6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7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cm" svg:height="0.8cm" svg:x="7.9cm" svg:y="20.6cm">
          <text:p text:style-name="P9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2.4cm" svg:height="0.8cm" svg:x="12.7cm" svg:y="15.6cm">
          <text:p text:style-name="P9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4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5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7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6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7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6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19" draw:text-style-name="P18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0" draw:text-style-name="P17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1" draw:text-style-name="P20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6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19" draw:text-style-name="P18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5" draw:text-style-name="P17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1" draw:text-style-name="P20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7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6" draw:text-style-name="P6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19" draw:text-style-name="P18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19" draw:text-style-name="P19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5" draw:text-style-name="P17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1" draw:text-style-name="P20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8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19" draw:text-style-name="P18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7" draw:text-style-name="P4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5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3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28" draw:text-style-name="P4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29" draw:text-style-name="P4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0" draw:text-style-name="P17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2-11T16:31:50.086000000</dc:date>
    <meta:editing-duration>PT3H16M32S</meta:editing-duration>
    <meta:editing-cycles>46</meta:editing-cycles>
    <meta:generator>LibreOffice/7.3.5.2$Windows_X86_64 LibreOffice_project/184fe81b8c8c30d8b5082578aee2fed2ea847c01</meta:generator>
    <meta:document-statistic meta:object-count="169"/>
  </office:meta>
</office:document-meta>
</file>